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4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/>
    </style:style>
    <style:style style:name="P11" style:family="paragraph" style:parent-style-name="Standard" style:list-style-name="WWNum6">
      <style:paragraph-properties fo:margin-left="1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393a34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Heading_20_2">
      <style:paragraph-properties fo:margin-top="0in" fo:margin-bottom="0.139in" loext:contextual-spacing="false" fo:line-height="100%" fo:text-align="justify" style:justify-single-word="false"/>
    </style:style>
    <style:style style:name="P18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size="13pt" fo:font-weight="bold" style:font-size-asian="13pt" style:font-weight-asian="bold" style:font-size-complex="13pt"/>
    </style:style>
    <style:style style:name="T2" style:family="text">
      <style:text-properties fo:color="#ff0000" fo:font-size="13pt" style:font-size-asian="13pt" style:font-size-complex="13pt"/>
    </style:style>
    <style:style style:name="T3" style:family="text">
      <style:text-properties fo:color="#ff0000"/>
    </style:style>
    <style:style style:name="T4" style:family="text">
      <style:text-properties style:text-underline-style="none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color="#0000ff"/>
    </style:style>
    <style:style style:name="T10" style:family="text">
      <style:text-properties fo:color="#0000ff" fo:font-style="italic" fo:font-weight="bold" style:font-style-asian="italic" style:font-weight-asian="bold"/>
    </style:style>
    <style:style style:name="T11" style:family="text">
      <style:text-properties fo:color="#393a34" style:font-name="Courier New" style:font-name-asian="Courier New1" style:font-name-complex="Courier New1"/>
    </style:style>
    <style:style style:name="T12" style:family="text">
      <style:text-properties fo:color="#393a34"/>
    </style:style>
    <style:style style:name="T13" style:family="text">
      <style:text-properties fo:color="#393a34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pjegz8sl174i"/>Creació d'una API web amb Node.js</text:p>
      <text:p text:style-name="Standard"/>
      <text:p text:style-name="P1"/>
      <text:p text:style-name="P1">Aquesta pràctica consistirà en crear una petita API REST amb Node.js. S’avaluarà mitjançant un lliurament de la pràctica molt senzill. Servirà per puntuar les UF que queden.</text:p>
      <text:p text:style-name="P2"/>
      <text:p text:style-name="P1"><text:span text:style-name="T1">Examen de la pràctica: dia 18/5 (5 punts preguntes + 5 punts programar)</text:span></text:p>
      <text:p text:style-name="P1"/>
      <text:p text:style-name="P3">Software que heu de tenir instal·lat:</text:p>
      <text:list xml:id="list3345695699" text:style-name="WWNum5">
        <text:list-item>
          <text:p text:style-name="P4">Visual Studio Code (o l’IDE que preferiu, però jo us recomano aquest)</text:p>
        </text:list-item>
        <text:list-item>
          <text:p text:style-name="P4">Git</text:p>
        </text:list-item>
        <text:list-item>
          <text:p text:style-name="P4">Node.js (des d’<text:a xlink:type="simple" xlink:href="https://nodejs.org/en/" text:style-name="ListLabel_20_55" text:visited-style-name="ListLabel_20_55"><text:span text:style-name="T5">aquest link</text:span></text:a>)</text:p>
        </text:list-item>
        <text:list-item>
          <text:p text:style-name="P4">Postman o Insomnia per provar la API</text:p>
        </text:list-item>
      </text:list>
      <text:p text:style-name="P2"/>
      <text:p text:style-name="P2"/>
      <text:p text:style-name="P1"><text:span text:style-name="T6">IDE a utilitzar:</text:span> Visual Studio Code amb els plugins de Node.js i Express</text:p>
      <text:p text:style-name="P1"/>
      <text:p text:style-name="P1"/>
      <text:p text:style-name="P1">Tutorial i documentació que heu de seguir:</text:p>
      <text:p text:style-name="P1"/>
      <text:p text:style-name="P1"><text:a xlink:type="simple" xlink:href="https://docs.microsoft.com/ca-es/learn/modules/build-web-api-nodejs-express/" text:style-name="ListLabel_20_55" text:visited-style-name="ListLabel_20_55"><text:span text:style-name="T5">https://docs.microsoft.com/ca-es/learn/modules/build-web-api-nodejs-express/</text:span></text:a></text:p>
      <text:p text:style-name="P1"/>
      <text:p text:style-name="P3">Es tracta d’anar seguint aquest tutorial mitjançant les instruccions que hi ha a continuació, però procurant comprendre el codi i què fa cada fitxer, així com les comandes de node.js que emprarem via terminal. Ja que això serà important de cara a l’examen: comprendre què fa cada cosa i no simplement copiar el codi del tutorial.</text:p>
      <text:p text:style-name="P3"/>
      <text:p text:style-name="P17"><text:bookmark text:name="_5opm97ot0zp3"/>PRIMERA PART: Instruccions</text:p>
      <text:list xml:id="list3528422629" text:style-name="WWNum2">
        <text:list-item>
          <text:p text:style-name="P5">Llegir i entendre les pàgines 1 i 2 del tutorial, que contenen teoria</text:p>
        </text:list-item>
        <text:list-item>
          <text:p text:style-name="P5"><text:soft-page-break/>Instalar node.js</text:p>
        </text:list-item>
        <text:list-item>
          <text:p text:style-name="P5">Crear un nou repo a github per aquest projecte</text:p>
        </text:list-item>
        <text:list-item>
          <text:p text:style-name="P5">Seguir les instruccions de la pàgina 3 del tutorial: "Creación de una aplicación web básica con Express"</text:p>
        </text:list-item>
        <text:list-item>
          <text:p text:style-name="P5">Després del punt 4 de les instruccions de la pàgina 3, podeu fer el primer commit i push.</text:p>
        </text:list-item>
        <text:list-item>
          <text:p text:style-name="P5">En aquest moment, haurieu de tenir 3 fitxers: <text:span text:style-name="T7">app.js</text:span>, <text:span text:style-name="T7">package.json </text:span>i <text:span text:style-name="T7">package-lock.json</text:span></text:p>
        </text:list-item>
        <text:list-item>
          <text:p text:style-name="P5"><text:span text:style-name="T9">Investigueu què fan els fitxers </text:span><text:span text:style-name="T10">package.json</text:span><text:span text:style-name="T9"> i </text:span><text:span text:style-name="T10">package-lock.json</text:span><text:span text:style-name="T9">.</text:span></text:p>
        </text:list-item>
        <text:list-item>
          <text:p text:style-name="P5"><text:span text:style-name="T9">Investigueu què és la carpeta </text:span><text:span text:style-name="T10">node_modules</text:span><text:span text:style-name="T9">.</text:span></text:p>
        </text:list-item>
        <text:list-item>
          <text:p text:style-name="P5">Executar i veure que funciona. Acte seguit podem fer commit i push</text:p>
        </text:list-item>
        <text:list-item>
          <text:p text:style-name="P5">Seguir les instruccions de la pàgina 3 <text:s/>del tutorial: "Creación de una aplicación web que devuelve datos JSON"</text:p>
        </text:list-item>
        <text:list-item>
          <text:p text:style-name="P5">Executar i veure que funciona tal com es descriu al tutorial. Provar l'endpoint productes amb el navegador i també amb postman.</text:p>
        </text:list-item>
        <text:list-item>
          <text:p text:style-name="P5">Fer commit i push.</text:p>
        </text:list-item>
        <text:list-item>
          <text:p text:style-name="P5"><text:span text:style-name="T9">Llegir la pàgina 4. D’aquí és important comprendre què són els paràmetres </text:span><text:span text:style-name="T10">req</text:span><text:span text:style-name="T9">, </text:span><text:span text:style-name="T10">res</text:span><text:span text:style-name="T9"> i </text:span><text:span text:style-name="T10">next</text:span><text:span text:style-name="T9">.</text:span></text:p>
        </text:list-item>
        <text:list-item>
          <text:p text:style-name="P5">Aneu a la pàgina 5 però no us baixeu el repo que diu. Simplement modifiqueu el vostre <text:span text:style-name="T7">app.js</text:span> perquè sigui com el d’aquesta pàgina. També haureu de crear l’arxiu <text:span text:style-name="T7">client.js</text:span> i provar-lo tal com diu.</text:p>
        </text:list-item>
        <text:list-item>
          <text:p text:style-name="P5">Un cop hàgiu provat tot el que diu en aquesta pàgina, obriu el postman (o insomnia) i feu una crida al get de <text:span text:style-name="T7">/users</text:span>. Investigueu com fer-ho perquè funcioni i retorni el llistat d’usuaris.</text:p>
        </text:list-item>
        <text:list-item>
          <text:p text:style-name="P5"><text:span text:style-name="T3">Afegir el middleware isAuthorized de la pàgina 5</text:span></text:p>
        </text:list-item>
        <text:list-item>
          <text:p text:style-name="P5">Finalment, contesteu el qüestionari de la pàgina 6</text:p>
        </text:list-item>
        <text:list-item>
          <text:p text:style-name="P5">Un cop hàgiu fet tot això, podeu fer un últim push. Recordeu penjar al moodle el link al vostre repo.</text:p>
        </text:list-item>
      </text:list>
      <text:p text:style-name="P3"/>
      <text:p text:style-name="Heading_20_2"><text:bookmark text:name="_g3l6ug545wv"/></text:p>
      <text:p text:style-name="Heading_20_2"><text:bookmark text:name="_81uqivatcgl3"/></text:p>
      <text:p text:style-name="Heading_20_2"><text:bookmark text:name="_wmgndghcr085"/></text:p>
      <text:p text:style-name="Heading_20_2"><text:bookmark text:name="_gw77sne2t4bp"/></text:p>
      <text:p text:style-name="Heading_20_2"><text:bookmark text:name="_jruv0tvu1m7c"/></text:p>
      <text:p text:style-name="Heading_20_2"><text:bookmark text:name="_6lc3ip83nv8m"/></text:p>
      <text:p text:style-name="Heading_20_2"><text:bookmark text:name="_j7we57194l72"/></text:p>
      <text:p text:style-name="Standard"/>
      <text:p text:style-name="Heading_20_2"><text:bookmark text:name="_vcu3o91wnczq"/><text:soft-page-break/>SEGONA PART: Instruccions (in progress)</text:p>
      <text:p text:style-name="P3">Volem aconseguir dues coses:</text:p>
      <text:list xml:id="list1530239632" text:style-name="WWNum1">
        <text:list-item>
          <text:p text:style-name="P6">Que la informació de la resposta de /users surti d’una BD SQL que podeu instanciar amb phpmyadmin (necessitareu el port de la BD). Utilitzarem la llibreria <text:span text:style-name="T6">Sequelize </text:span>per express. La podeu instalar com a paquet del projecte i definir els models pertinents, a més de la connexió amb la BD.</text:p>
          <text:list>
            <text:list-item>
              <text:p text:style-name="P7">Sequelize és un ORM (object relational mapper)</text:p>
            </text:list-item>
            <text:list-item>
              <text:p text:style-name="P7">Per començar a treballar amb la BD:</text:p>
            </text:list-item>
          </text:list>
        </text:list-item>
      </text:list>
      <text:p text:style-name="P13"><text:span text:style-name="T11">npm install sequelize cors mysql2 —-save</text:span></text:p>
      <text:p text:style-name="P13"><text:span text:style-name="T11">npm install --save-dev sequelize-cli</text:span></text:p>
      <text:p text:style-name="P13"><text:span text:style-name="T11">npx sequelize-cli init</text:span></text:p>
      <text:list xml:id="list113538469841439" text:continue-numbering="true" text:style-name="WWNum1">
        <text:list-item>
          <text:list>
            <text:list-item>
              <text:p text:style-name="P8">Crear el Model Usuari:</text:p>
            </text:list-item>
          </text:list>
        </text:list-item>
      </text:list>
      <text:p text:style-name="P12"><text:span text:style-name="T11">npx sequelize-cli model:generate --name User --attributes username:string,password:string,email:string</text:span></text:p>
      <text:list xml:id="list4173574562" text:style-name="WWNum4">
        <text:list-item>
          <text:p text:style-name="P9"><text:span text:style-name="T12">Executar migracions:</text:span></text:p>
        </text:list-item>
      </text:list>
      <text:p text:style-name="P14"><text:span text:style-name="T11">npx sequelize-cli db:migrate</text:span></text:p>
      <text:list xml:id="list1325877461" text:style-name="WWNum3">
        <text:list-item>
          <text:p text:style-name="P10">Generar un seeder d’usuaris de mentida:</text:p>
        </text:list-item>
      </text:list>
      <text:p text:style-name="P14"><text:span text:style-name="T11">npx sequelize-cli seed:generate --name demo-user</text:span><text:span text:style-name="T12"><text:tab/></text:span></text:p>
      <text:list xml:id="list410962067" text:style-name="WWNum6">
        <text:list-item>
          <text:p text:style-name="P11"><text:span text:style-name="T12">Executar el seeder</text:span></text:p>
        </text:list-item>
      </text:list>
      <text:p text:style-name="P14"><text:span text:style-name="T11">npx sequelize-cli db:seed:all</text:span></text:p>
      <text:p text:style-name="P15"/>
      <text:p text:style-name="P16"/>
      <text:list xml:id="list113536552681069" text:continue-list="list113538469841439" text:style-name="WWNum1">
        <text:list-item>
          <text:p text:style-name="P6">Que la app sigui segura. Utiltizarem <text:span text:style-name="T6">JSON web token </text:span>per autenticar els usuaris a les peticions /users i /products. Tindrem un nou <text:span text:style-name="T8">endpoint</text:span> que serà un POST /login, al qual enviarem usuari i contrasenya i ens retornarà un JWT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39in" loext:contextual-spacing="false" fo:line-height="100%" fo:text-align="justify" style:justify-single-word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609" meta:character-count="3600" meta:non-whitespace-character-count="3071"/>
    <meta:generator>LibreOfficeDev/6.0.5.2$Linux_X86_64 LibreOffice_project/</meta:generator>
  </office:meta>
</office:document-meta>
</file>